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3605">
            <text:p>Lu-3605</text:p>
          </table:table-cell>
          <table:table-cell office:value-type="float" office:value="-63.927">
            <text:p>-63.927</text:p>
          </table:table-cell>
          <table:table-cell office:value-type="float" office:value="-57.507">
            <text:p>-57.507</text:p>
          </table:table-cell>
          <table:table-cell office:value-type="float" office:value="8560.0">
            <text:p>8560.0</text:p>
          </table:table-cell>
          <table:table-cell office:value-type="float" office:value="100.0">
            <text:p>100.0</text:p>
          </table:table-cell>
          <table:table-cell office:value-type="string" office:value="Mollusc fragments   ">
            <text:p>Mollusc fragments  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Ua-3223">
            <text:p>Ua-3223</text:p>
          </table:table-cell>
          <table:table-cell office:value-type="float" office:value="-63.962">
            <text:p>-63.962</text:p>
          </table:table-cell>
          <table:table-cell office:value-type="float" office:value="-57.478">
            <text:p>-57.478</text:p>
          </table:table-cell>
          <table:table-cell office:value-type="float" office:value="8190.0">
            <text:p>8190.0</text:p>
          </table:table-cell>
          <table:table-cell office:value-type="float" office:value="65.0">
            <text:p>65.0</text:p>
          </table:table-cell>
          <table:table-cell office:value-type="string" office:value="Laternula elliptica ">
            <text:p>Laternula elliptica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Ua-3222">
            <text:p>Ua-3222</text:p>
          </table:table-cell>
          <table:table-cell office:value-type="float" office:value="-63.97">
            <text:p>-63.97</text:p>
          </table:table-cell>
          <table:table-cell office:value-type="float" office:value="-57.55">
            <text:p>-57.55</text:p>
          </table:table-cell>
          <table:table-cell office:value-type="float" office:value="5455.0">
            <text:p>5455.0</text:p>
          </table:table-cell>
          <table:table-cell office:value-type="float" office:value="90.0">
            <text:p>90.0</text:p>
          </table:table-cell>
          <table:table-cell office:value-type="string" office:value="Yoldia eightsii     ">
            <text:p>Yoldia eightsii    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3606">
            <text:p>Lu-3606</text:p>
          </table:table-cell>
          <table:table-cell office:value-type="float" office:value="-63.927">
            <text:p>-63.927</text:p>
          </table:table-cell>
          <table:table-cell office:value-type="float" office:value="-57.507">
            <text:p>-57.507</text:p>
          </table:table-cell>
          <table:table-cell office:value-type="float" office:value="7680.0">
            <text:p>7680.0</text:p>
          </table:table-cell>
          <table:table-cell office:value-type="float" office:value="90.0">
            <text:p>90.0</text:p>
          </table:table-cell>
          <table:table-cell office:value-type="string" office:value="Laternula elliptica ">
            <text:p>Laternula elliptica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12.5">
            <text:p>1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3603">
            <text:p>Lu-3603</text:p>
          </table:table-cell>
          <table:table-cell office:value-type="float" office:value="-63.913">
            <text:p>-63.913</text:p>
          </table:table-cell>
          <table:table-cell office:value-type="float" office:value="-57.461">
            <text:p>-57.461</text:p>
          </table:table-cell>
          <table:table-cell office:value-type="float" office:value="7980.0">
            <text:p>7980.0</text:p>
          </table:table-cell>
          <table:table-cell office:value-type="float" office:value="90.0">
            <text:p>90.0</text:p>
          </table:table-cell>
          <table:table-cell office:value-type="string" office:value="Laternula elliptica ">
            <text:p>Laternula elliptica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3607">
            <text:p>Lu-3607</text:p>
          </table:table-cell>
          <table:table-cell office:value-type="float" office:value="-63.927">
            <text:p>-63.927</text:p>
          </table:table-cell>
          <table:table-cell office:value-type="float" office:value="-57.507">
            <text:p>-57.507</text:p>
          </table:table-cell>
          <table:table-cell office:value-type="float" office:value="8260.0">
            <text:p>8260.0</text:p>
          </table:table-cell>
          <table:table-cell office:value-type="float" office:value="100.0">
            <text:p>100.0</text:p>
          </table:table-cell>
          <table:table-cell office:value-type="string" office:value="Laternula elliptica ">
            <text:p>Laternula elliptica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3608">
            <text:p>Lu-3608</text:p>
          </table:table-cell>
          <table:table-cell office:value-type="float" office:value="-63.927">
            <text:p>-63.927</text:p>
          </table:table-cell>
          <table:table-cell office:value-type="float" office:value="-57.507">
            <text:p>-57.507</text:p>
          </table:table-cell>
          <table:table-cell office:value-type="float" office:value="7580.0">
            <text:p>7580.0</text:p>
          </table:table-cell>
          <table:table-cell office:value-type="float" office:value="110.0">
            <text:p>110.0</text:p>
          </table:table-cell>
          <table:table-cell office:value-type="string" office:value="Nacella concinna    ">
            <text:p>Nacella concinna   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12.9">
            <text:p>12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2876">
            <text:p>Lu-2876</text:p>
          </table:table-cell>
          <table:table-cell office:value-type="float" office:value="-63.927">
            <text:p>-63.927</text:p>
          </table:table-cell>
          <table:table-cell office:value-type="float" office:value="-57.507">
            <text:p>-57.507</text:p>
          </table:table-cell>
          <table:table-cell office:value-type="float" office:value="7920.0">
            <text:p>7920.0</text:p>
          </table:table-cell>
          <table:table-cell office:value-type="float" office:value="60.0">
            <text:p>60.0</text:p>
          </table:table-cell>
          <table:table-cell office:value-type="string" office:value="Laternula elliptica ">
            <text:p>Laternula elliptica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  <table:table-row>
          <table:table-cell office:value-type="string" office:value="James_Ross_Island">
            <text:p>James_Ross_Island</text:p>
          </table:table-cell>
          <table:table-cell office:value-type="string" office:value="radiocarbon">
            <text:p>radiocarbon</text:p>
          </table:table-cell>
          <table:table-cell office:value-type="string" office:value="Lu-3604">
            <text:p>Lu-3604</text:p>
          </table:table-cell>
          <table:table-cell office:value-type="float" office:value="-63.962">
            <text:p>-63.962</text:p>
          </table:table-cell>
          <table:table-cell office:value-type="float" office:value="-57.478">
            <text:p>-57.478</text:p>
          </table:table-cell>
          <table:table-cell office:value-type="float" office:value="7050.0">
            <text:p>7050.0</text:p>
          </table:table-cell>
          <table:table-cell office:value-type="float" office:value="90.0">
            <text:p>90.0</text:p>
          </table:table-cell>
          <table:table-cell office:value-type="string" office:value="Laternula elliptica ">
            <text:p>Laternula elliptica 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Etal1997">
            <text:p>HjortEtal1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